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944in" style:rel-column-width="16035*"/>
    </style:style>
    <style:style style:name="Table1.B" style:family="table-column">
      <style:table-column-properties style:column-width="4.116in" style:rel-column-width="38951*"/>
    </style:style>
    <style:style style:name="Table1.C" style:family="table-column">
      <style:table-column-properties style:column-width="1.1146in" style:rel-column-width="105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T1" style:family="text">
      <style:text-properties fo:font-style="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eleccion de Lenguaje de Programación </text:h>
      <text:h text:style-name="Heading_20_3" text:outline-level="3">Modificaciones</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Quien modifico</text:p>
          </table:table-cell>
          <table:table-cell table:style-name="Table1.A1" office:value-type="string">
            <text:p text:style-name="Table_20_Contents">Cambios realizados</text:p>
          </table:table-cell>
          <table:table-cell table:style-name="Table1.C1" office:value-type="string">
            <text:p text:style-name="Table_20_Contents">Fecha</text:p>
          </table:table-cell>
        </table:table-row>
        <table:table-row>
          <table:table-cell table:style-name="Table1.A2" office:value-type="string">
            <text:p text:style-name="Table_20_Contents">FcoDiaz</text:p>
          </table:table-cell>
          <table:table-cell table:style-name="Table1.A2" office:value-type="string">
            <text:p text:style-name="Table_20_Contents">Primer borrador del documento</text:p>
          </table:table-cell>
          <table:table-cell table:style-name="Table1.C2" office:value-type="string">
            <text:p text:style-name="Table_20_Contents">9-Nov-2010</text:p>
          </table:table-cell>
        </table:table-row>
        <table:table-row>
          <table:table-cell table:style-name="Table1.A2" office:value-type="string">
            <text:p text:style-name="Table_20_Contents">FcoDiaz</text:p>
          </table:table-cell>
          <table:table-cell table:style-name="Table1.A2" office:value-type="string">
            <text:p text:style-name="Table_20_Contents">Preparacion documento evaluacion para Ruby</text:p>
          </table:table-cell>
          <table:table-cell table:style-name="Table1.C2" office:value-type="string">
            <text:p text:style-name="Table_20_Contents">22-Nov-2010</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p text:style-name="Standard"/>
      <text:h text:style-name="Heading_20_3" text:outline-level="3">Objetivo</text:h>
      <text:p text:style-name="Text_20_body">El proposito del siguiente documento es tener una plantilla base para la evaluacion de las caracteristicas de un lengueje de programacion en particular y de esta forma, poder comparar en igualdad de criterios cual es mas apropiado para un determinado proyecto.</text:p>
      <text:p text:style-name="Text_20_body"/>
      <text:p text:style-name="Text_20_body">Nota: este es un borrador , si se ha omitido o cometido algun error, por favor ayudanos a mejorarlo.</text:p>
      <text:p text:style-name="Standard"/>
      <text:h text:style-name="Heading_20_3" text:outline-level="3">Contenido</text:h>
      <text:list xml:id="list1412937745" text:style-name="L1">
        <text:list-item>
          <text:p text:style-name="P1">Productividad </text:p>
          <text:list>
            <text:list-item>
              <text:p text:style-name="P1">IDE disponible o editor de texto </text:p>
              <text:list>
                <text:list-item>
                  <text:p text:style-name="P1">vim, gedit, kate como editores de texto</text:p>
                </text:list-item>
                <text:list-item>
                  <text:p text:style-name="P1">Aptana (mucha gente apuesta a que este es el mejor de los IDE para RoR)</text:p>
                </text:list-item>
                <text:list-item>
                  <text:p text:style-name="P1">plugins para Netbeans y Eclips </text:p>
                </text:list-item>
              </text:list>
            </text:list-item>
            <text:list-item>
              <text:p text:style-name="P1">Librerias disponibles: el archivo de aplicaciones en ruby conocido como RubyForge contiene en su totalidad unos 7000 componentes, los cuales sirven para extender la funcionalidad del lenguaje en muchas direcciones, pero a pesar de la cantidad de librerias y modulos es mucho menor que las existentes para Perl o Python. Rubygems es el programa que permite la instalacion de estas librerias, muy al estilo de apt-get.</text:p>
            </text:list-item>
            <text:list-item>
              <text:p text:style-name="P1">Frameworks disponibles para programacion Web o no: Al igual que muchos otros framworks para desarrollo web, Ruby on Rails (RoR) usa el patron Modelo Vista Controlador (MVC) para organizar la programacion de aplicaciones. RoR incluye herramientas disponibles “out of the box”, una de ellas es denominada “andamiaje” (scaffolding) en la cual la sola especificacion de como la aplicacion hara uso de la base da datos es suficiente para que la herramiente genere el codigo que accedera a la DB (CRUD). RoR es tambien popular por su uso extensivo de librerias de JavaScript como Prototype y Script.aculo.us para soporte de Ajax. RoR inicialmente utilizaba SOAP para servicios web, el cual fue posteriormente reemplazado por REST.</text:p>
            </text:list-item>
            <text:list-item>
              <text:p text:style-name="P1">Que tan fácil seria desarrollar un framework o librerias auxiliares: Ruby es un lenguaje de <text:soft-page-break/>proposito genera, orientado a objetos que combina la sintaxis de Perl con las caracteristicas OO de Smaltalk, Eiffel y Lisp. RoR es el framework mas conocido y utilizado de Ruby, no dudo que otros frameworks o librerias puedan ser desarrollados de igual forma que se hace en Perl o Python, ahi dependera del conocimiento del lenguaje y el nivel de experiencia necesario para desarrollar este tipo de herramientas.</text:p>
            </text:list-item>
            <text:list-item>
              <text:p text:style-name="P1">Compiladores, Ruby al igual que otros lenguajes interpretados no es compilado a codigo ejecutable/enlazable, esto le permite ser un lenguaje dinamico al momento de ejecucion; si hay alternativas de compilacion para programas en ruby, pero parece que el resultado no es un programa cross-plataforma, sino que hay que compilar el programa para cada plataforma que se desee utilizar.</text:p>
            </text:list-item>
            <text:list-item>
              <text:p text:style-name="P1">Depuradores: depuradores existen tanto para ambiente de desarrollo desde la linea de comando o mediante alguno de los IDE antiormente mencionados.</text:p>
            </text:list-item>
            <text:list-item>
              <text:p text:style-name="P1">Herramientas de documentacion: parece que las herramientas de documentacion de Ruby no son tan diversas como las que podemos encontrar en otros lenguajes como Perl o Python. Herramientas como Doxygen no estan disponibles en Ruby.</text:p>
            </text:list-item>
            <text:list-item>
              <text:p text:style-name="P1">Curva de aprendizaje: Ruby es un lenguaje puramente dedicado a la programacion orientada a objetos, donde todos y cada uno de los elementos constituyentes del lenguaje son objetos y son tratados como tales, por ese motivo creo que la curva de aprendizaje es un poco mas grande comparada con la de otros lenguajes como Python; no es tan intrincado como Perl en cuanto a la sintaxis, pero tiene uno que otro elemento que no es familiar o que no se encuentra en otros lenguajes, lo cual implica mas tiempo para entender el funcionamiento de dichas estructuras.</text:p>
            </text:list-item>
            <text:list-item>
              <text:p text:style-name="P1">Aplica este lenguaje al tipo de aplicación que estamos intentanto desarrollar: si definitivamente si, especialmente si va a ser una aplicacion Web, el desarrollo mediante RoR seria lo mas adecuado, pero ojo que muchos programadores experimentados sugieren que antes de comenzar el desarrollo de la aplicacion usando RoR, es recomendable aprender el lenguaje base que es ruby y posteriormente, RoR.</text:p>
            </text:list-item>
            <text:list-item>
              <text:p text:style-name="P1">Es este un lenguaje donde se puede aplicar RAD (Rapid Applicaiton Development): en este sentido parece que RoR es la respuesta al desarrollo rapido de aplicaciones, siendo esta en conjunto con otras herramientas como RadRails o Aptana (IDE) las que favoreden la creacion de aplicaciones. </text:p>
            </text:list-item>
          </text:list>
        </text:list-item>
        <text:list-item>
          <text:p text:style-name="P1">Popularidad del Lenguaje de Programacion </text:p>
          <text:list>
            <text:list-item>
              <text:p text:style-name="P1">Que tan popular es el lenguaje de programación: el lenguaje es poco conocido, de hecho RoR que es un framework para desarrollo de aplicaciones web es mas conocido, hecho que hace que muchos programadores arranquen con desarrollo en RoR sin saber el lenguaje de fondo y que a la larga causa ciertos problemas.</text:p>
            </text:list-item>
            <text:list-item>
              <text:p text:style-name="P1">Quienes en el grupo saben programar en este lenguaje: fcodiaz conoce un poco de Ruby. </text:p>
            </text:list-item>
            <text:list-item>
              <text:p text:style-name="P1">Que tantos proyectos similares usan este tipo de lenguaje (comparacion de proyectos en Freshmeat, Sourceforge, etc.) En freshmeat hay 11 proyectos que comparten ciertas caracteristicas con este proyecto (Tag: Financial) y que usan Ruby para su desarrollo</text:p>
            </text:list-item>
            <text:list-item>
              <text:p text:style-name="P1">Que futuro tiene este lenguaje de continuar en el mercado: ruby es como el nuevo chico de la cuadra, aun experimentando y siendo conocido por los demas, pero desde su invencion en el 95 (casi contemporaneo de Python que aparecion en el 91) ha recorrido un largo camino y su popularidad esta en aumento, la comunidad de desarrolladores y usuarios es fuerte y sus seguidores fuertes defensores de la filosofia del lenguaje. Asi que es un lenguaje que ha llegado para quedarse y demostrar que aun tiene mucho camino por recorrer en el futuro.</text:p>
            </text:list-item>
            <text:list-item>
              <text:p text:style-name="P1">Soporte del lenguaje por medio de companias, comunidad open source, etc.: el lenguaje es soportado por una gran comunidad de desarrolladores y usuarios, la licencia utilizada es la <text:soft-page-break/>Ruby License, totalmente compatible con GPL</text:p>
            </text:list-item>
          </text:list>
        </text:list-item>
        <text:list-item>
          <text:p text:style-name="P1">Plataformas de Programacion </text:p>
          <text:list>
            <text:list-item>
              <text:p text:style-name="P1">En que plataformas podemos hacer uso de este lenguaje </text:p>
              <text:list>
                <text:list-item>
                  <text:p text:style-name="P1">Arquitectura de HW: Disponible para las arquitecturas de HW mas utilizadas y donde haya un interprete del lenguaje</text:p>
                </text:list-item>
                <text:list-item>
                  <text:p text:style-name="P1">Sistemas Operativos : Unix, Linux, Windows, MacOS, Mobile Oses, entre otros.</text:p>
                </text:list-item>
                <text:list-item>
                  <text:p text:style-name="P1">Navegadores de Internet : N/A</text:p>
                </text:list-item>
                <text:list-item>
                  <text:p text:style-name="P1">Servidores Web : amplio soporte para ruby y RoR en el servidor de paginas web apache.</text:p>
                </text:list-item>
              </text:list>
            </text:list-item>
          </text:list>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9T14:21:37</meta:creation-date>
    <meta:editing-duration>PT09H31M26S</meta:editing-duration>
    <meta:editing-cycles>6</meta:editing-cycles>
    <meta:generator>OpenOffice.org/3.2$Linux OpenOffice.org_project/320m12$Build-9483</meta:generator>
    <dc:date>2010-11-22T19:22:54</dc:date>
    <dc:creator>Francisco Diaz</dc:creator>
    <meta:document-statistic meta:table-count="1" meta:image-count="0" meta:object-count="0" meta:page-count="3" meta:paragraph-count="41" meta:word-count="1026" meta:character-count="6266"/>
  </office:meta>
</office:document-meta>
</file>